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4.649cm" fo:margin-top="0.254cm" fo:margin-bottom="0cm" table:align="margins"/>
    </style:style>
    <style:style style:name="Table1.A" style:family="table-column">
      <style:table-column-properties style:column-width="2.93cm" style:rel-column-width="13107*"/>
    </style:style>
    <style:style style:name="Table1.A1" style:family="table-cell">
      <style:table-cell-properties fo:padding="0.097cm" fo:border-left="0.002cm solid #000080" fo:border-right="none" fo:border-top="0.002cm solid #000080" fo:border-bottom="0.002cm solid #000080"/>
    </style:style>
    <style:style style:name="Table1.E1" style:family="table-cell">
      <style:table-cell-properties fo:padding="0.097cm" fo:border="0.002cm solid #000080"/>
    </style:style>
    <style:style style:name="Table1.A2" style:family="table-cell">
      <style:table-cell-properties fo:padding="0.097cm" fo:border-left="0.002cm solid #000080" fo:border-right="none" fo:border-top="none" fo:border-bottom="0.002cm solid #000080"/>
    </style:style>
    <style:style style:name="Table1.E2" style:family="table-cell">
      <style:table-cell-properties fo:padding="0.097cm" fo:border-left="0.002cm solid #000080" fo:border-right="0.002cm solid #000080" fo:border-top="none" fo:border-bottom="0.002cm solid #000080"/>
    </style:style>
    <style:style style:name="P1" style:family="paragraph" style:parent-style-name="Table_20_Contents">
      <style:paragraph-properties fo:background-color="transparent">
        <style:background-image/>
      </style:paragraph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date style:data-style-name="N37" text:date-value="2005-05-19T13:28:08.10" text:fixed="true">05/19/05</text:date></text:p>
      <text:p text:style-name="Standard"/>
      <text:p text:style-name="Standard"><text:bookmark text:name="test"/><text:a xlink:type="simple" xlink:href="http://members.aon.at/rpagitsch">http://members.aon.at/rpagitsch</text:a></text:p>
      <text:p text:style-name="Standard"/>
      <text:p text:style-name="Standard">asdad asda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13$Win32 OpenOffice.org_project/680m113$Build-8930</meta:generator>
    <dc:title>Test Title</dc:title>
    <dc:description>This is a comment</dc:description>
    <dc:subject>Test Subject</dc:subject>
    <meta:creation-date>2005-05-19T13:23:25</meta:creation-date>
    <dc:creator>Reinhard Pagitsch</dc:creator>
    <dc:date>2005-07-03T13:39:50</dc:date>
    <meta:keyword>Test</meta:keyword>
    <meta:keyword>meta</meta:keyword>
    <meta:keyword>meta</meta:keyword>
    <dc:language>en-US</dc:language>
    <meta:editing-cycles>12</meta:editing-cycles>
    <meta:editing-duration>PT15M43S</meta:editing-duration>
    <meta:user-defined meta:name="Hello">Hello World</meta:user-defined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7" meta:character-count="54"/>
  </office:meta>
</office:document-meta>
</file>